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Mono NF Medium" svg:font-family="'JetBrainsMono NF Medium'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83d27" officeooo:paragraph-rsid="00083d27" style:font-size-asian="13pt" style:font-size-complex="13pt"/>
    </style:style>
    <style:style style:name="P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7c68c" officeooo:paragraph-rsid="0007c68c" style:font-size-asian="13pt" style:font-size-complex="13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93001" officeooo:paragraph-rsid="00093001" style:font-size-asian="13pt" style:font-size-complex="13pt"/>
    </style:style>
    <style:style style:name="P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163d04" officeooo:paragraph-rsid="00163d0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3679b2" officeooo:paragraph-rsid="003679b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3a623d" officeooo:paragraph-rsid="003a62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3cc63b" officeooo:paragraph-rsid="003cc6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6f3fcd" officeooo:paragraph-rsid="006f3f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801067" officeooo:paragraph-rsid="0080106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3pt" officeooo:rsid="00316630" officeooo:paragraph-rsid="00316630" style:font-size-asian="13pt" style:font-size-complex="13pt"/>
    </style:style>
    <style:style style:name="P1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normal" officeooo:rsid="002ab80e" officeooo:paragraph-rsid="002ef6e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2pt" fo:font-weight="normal" officeooo:rsid="0013c1c2" officeooo:paragraph-rsid="0013c1c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normal" officeooo:rsid="003679b2" officeooo:paragraph-rsid="003679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2pt" fo:font-weight="normal" officeooo:rsid="003cc63b" officeooo:paragraph-rsid="003cc63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normal" officeooo:rsid="0041ef3a" officeooo:paragraph-rsid="0041ef3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2pt" fo:font-weight="normal" officeooo:rsid="007df38f" officeooo:paragraph-rsid="007df38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normal" officeooo:rsid="00991c43" officeooo:paragraph-rsid="00991c4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bold" officeooo:rsid="00781a63" officeooo:paragraph-rsid="00781a6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9pt" fo:font-weight="normal" officeooo:rsid="003679b2" officeooo:paragraph-rsid="003679b2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9pt" fo:font-weight="normal" officeooo:rsid="002ab80e" officeooo:paragraph-rsid="002ab80e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9pt" fo:font-weight="normal" officeooo:rsid="0041ef3a" officeooo:paragraph-rsid="0041ef3a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 Mono" fo:font-size="9pt" fo:font-weight="normal" officeooo:rsid="002ab80e" officeooo:paragraph-rsid="002ab80e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Math" fo:font-size="12pt" fo:font-weight="normal" officeooo:rsid="00991c43" officeooo:paragraph-rsid="00991c43" style:font-size-asian="10.5pt" style:font-weight-asian="normal" style:font-size-complex="12pt" style:font-weight-complex="normal"/>
    </style:style>
    <style:style style:name="T1" style:family="text">
      <style:text-properties officeooo:rsid="003019d7"/>
    </style:style>
    <style:style style:name="T2" style:family="text">
      <style:text-properties officeooo:rsid="0038b2d7"/>
    </style:style>
    <style:style style:name="T3" style:family="text">
      <style:text-properties style:font-name="Latin Modern Math"/>
    </style:style>
    <style:style style:name="T4" style:family="text">
      <style:text-properties style:font-name="Latin Modern Math" officeooo:rsid="008f90d5"/>
    </style:style>
    <style:style style:name="T5" style:family="text">
      <style:text-properties style:font-name="Latin Modern Math" officeooo:rsid="009036bd"/>
    </style:style>
    <style:style style:name="T6" style:family="text">
      <style:text-properties style:font-name="Latin Modern Math" officeooo:rsid="0044a81e"/>
    </style:style>
    <style:style style:name="T7" style:family="text">
      <style:text-properties style:font-name="Latin Modern Math" officeooo:rsid="00464f90"/>
    </style:style>
    <style:style style:name="T8" style:family="text">
      <style:text-properties style:font-name="Latin Modern Math" officeooo:rsid="00547500"/>
    </style:style>
    <style:style style:name="T9" style:family="text">
      <style:text-properties style:font-name="Latin Modern Math" officeooo:rsid="00797254"/>
    </style:style>
    <style:style style:name="T10" style:family="text">
      <style:text-properties style:font-name="Latin Modern Math" officeooo:rsid="0082a684"/>
    </style:style>
    <style:style style:name="T11" style:family="text">
      <style:text-properties style:font-name="Latin Modern Math" officeooo:rsid="0092a8e9"/>
    </style:style>
    <style:style style:name="T12" style:family="text">
      <style:text-properties style:font-name="Latin Modern Math" officeooo:rsid="00944ae3"/>
    </style:style>
    <style:style style:name="T13" style:family="text">
      <style:text-properties style:font-name="Latin Modern Math" officeooo:rsid="0084fb3e"/>
    </style:style>
    <style:style style:name="T14" style:family="text">
      <style:text-properties officeooo:rsid="0016e9a3"/>
    </style:style>
    <style:style style:name="T15" style:family="text">
      <style:text-properties officeooo:rsid="00189377"/>
    </style:style>
    <style:style style:name="T16" style:family="text">
      <style:text-properties officeooo:rsid="0019126e"/>
    </style:style>
    <style:style style:name="T17" style:family="text">
      <style:text-properties officeooo:rsid="002de57b"/>
    </style:style>
    <style:style style:name="T18" style:family="text">
      <style:text-properties officeooo:rsid="00374040"/>
    </style:style>
    <style:style style:name="T19" style:family="text">
      <style:text-properties officeooo:rsid="0037fc7d"/>
    </style:style>
    <style:style style:name="T20" style:family="text">
      <style:text-properties officeooo:rsid="003b2362"/>
    </style:style>
    <style:style style:name="T21" style:family="text">
      <style:text-properties officeooo:rsid="003e3598"/>
    </style:style>
    <style:style style:name="T22" style:family="text">
      <style:text-properties officeooo:rsid="00402ea4"/>
    </style:style>
    <style:style style:name="T23" style:family="text">
      <style:text-properties officeooo:rsid="004b4c71"/>
    </style:style>
    <style:style style:name="T24" style:family="text">
      <style:text-properties officeooo:rsid="00564586"/>
    </style:style>
    <style:style style:name="T25" style:family="text">
      <style:text-properties officeooo:rsid="0059e144"/>
    </style:style>
    <style:style style:name="T26" style:family="text">
      <style:text-properties officeooo:rsid="005b06aa"/>
    </style:style>
    <style:style style:name="T27" style:family="text">
      <style:text-properties officeooo:rsid="005c6186"/>
    </style:style>
    <style:style style:name="T28" style:family="text">
      <style:text-properties officeooo:rsid="0062aa1d"/>
    </style:style>
    <style:style style:name="T29" style:family="text">
      <style:text-properties officeooo:rsid="0064953d"/>
    </style:style>
    <style:style style:name="T30" style:family="text">
      <style:text-properties officeooo:rsid="0069a5de"/>
    </style:style>
    <style:style style:name="T31" style:family="text">
      <style:text-properties officeooo:rsid="006c7ac9"/>
    </style:style>
    <style:style style:name="T32" style:family="text">
      <style:text-properties style:text-position="sub 58%"/>
    </style:style>
    <style:style style:name="T33" style:family="text">
      <style:text-properties style:text-position="0% 100%"/>
    </style:style>
    <style:style style:name="T34" style:family="text">
      <style:text-properties style:text-position="0% 100%" style:font-name="Latin Modern Roman"/>
    </style:style>
    <style:style style:name="T35" style:family="text">
      <style:text-properties style:text-position="0% 100%" officeooo:rsid="0071e5dd"/>
    </style:style>
    <style:style style:name="T36" style:family="text">
      <style:text-properties style:text-position="0% 100%" officeooo:rsid="00724bce"/>
    </style:style>
    <style:style style:name="T37" style:family="text">
      <style:text-properties style:text-position="0% 100%" officeooo:rsid="007372c9"/>
    </style:style>
    <style:style style:name="T38" style:family="text">
      <style:text-properties style:text-position="0% 100%" officeooo:rsid="00749c3b"/>
    </style:style>
    <style:style style:name="T39" style:family="text">
      <style:text-properties style:text-position="0% 100%" officeooo:rsid="0075eb3d"/>
    </style:style>
    <style:style style:name="T40" style:family="text">
      <style:text-properties style:text-position="0% 100%" officeooo:rsid="00769554"/>
    </style:style>
    <style:style style:name="T41" style:family="text">
      <style:text-properties style:text-position="0% 100%" officeooo:rsid="007f68ad"/>
    </style:style>
    <style:style style:name="T42" style:family="text">
      <style:text-properties style:text-position="0% 100%" officeooo:rsid="0082a684"/>
    </style:style>
    <style:style style:name="T43" style:family="text">
      <style:text-properties style:text-position="0% 100%" officeooo:rsid="00879ddc"/>
    </style:style>
    <style:style style:name="T44" style:family="text">
      <style:text-properties style:text-position="0% 100%" officeooo:rsid="0088d8da"/>
    </style:style>
    <style:style style:name="T45" style:family="text">
      <style:text-properties style:text-position="0% 100%" officeooo:rsid="008e94d3"/>
    </style:style>
    <style:style style:name="T46" style:family="text">
      <style:text-properties style:text-position="0% 100%" officeooo:rsid="00946315"/>
    </style:style>
    <style:style style:name="T47" style:family="text">
      <style:text-properties style:text-position="0% 100%" style:font-name="Latin Modern Math"/>
    </style:style>
    <style:style style:name="T48" style:family="text">
      <style:text-properties officeooo:rsid="0070cc59"/>
    </style:style>
    <style:style style:name="T49" style:family="text">
      <style:text-properties officeooo:rsid="00724bce"/>
    </style:style>
    <style:style style:name="T50" style:family="text">
      <style:text-properties style:font-name="JetBrainsMono NF Medium"/>
    </style:style>
    <style:style style:name="T51" style:family="text">
      <style:text-properties style:font-name="Latin Modern Roman"/>
    </style:style>
    <style:style style:name="T52" style:family="text">
      <style:text-properties officeooo:rsid="00960c8c"/>
    </style:style>
    <style:style style:name="T53" style:family="text">
      <style:text-properties officeooo:rsid="009ab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isclaimer – <text:span text:style-name="T13">A</text:span><text:span text:style-name="T9">ntes de se iniciar a leitura deste relatório, deve-se saber que: em todos os testes, foi utilizado um vetor de 100000 elementos; para os algoritmos de busca, assume-se que o vetor está ordenado; </text:span><text:span text:style-name="T10">todos os algoritmos descritos neste relatório foram implementados </text:span><text:span text:style-name="T12">em C, </text:span><text:span text:style-name="T10">de maneira recursiva, e o teste de cada um deles está neste diretório; </text:span><text:span text:style-name="T11">todos os testes foram feitos no Fedora Linux 38.</text:span></text:p>
      <text:p text:style-name="P12">I. Busca sequencial <text:span text:style-name="T26">ingênua</text:span></text:p>
      <text:p text:style-name="P4">A busca sequencial <text:span text:style-name="T26">ingênua</text:span> é um algoritmo de busca <text:span text:style-name="T15">feito com a intenção </text:span><text:span text:style-name="T16">de</text:span> <text:span text:style-name="T14">verificar</text:span> os elementos do vetor <text:span text:style-name="T17">sequencialmente</text:span>, até que se ache o valor desejado <text:span text:style-name="T25">ou um elemento menor </text:span><text:span text:style-name="T27">que esse valor.</text:span></text:p>
      <text:p text:style-name="P11">Melhor caso –<text:span text:style-name="T3"> </text:span><text:span text:style-name="T7">Temos </text:span><text:span text:style-name="T3">a seguinte saída:</text:span></text:p>
      <text:p text:style-name="P22">T<text:span text:style-name="T50">empo de exec. da busca sequencial: 0.000000s</text:span></text:p>
      <text:p text:style-name="P20">Comparações feitas: 1</text:p>
      <text:p text:style-name="P20">99999 está na posição 99999</text:p>
      <text:p text:style-name="P5">Ocorreu apenas uma única comparação, e o valor foi encontrado quase que imediatamente. <text:span text:style-name="T18">Isso aconteceu pois o valor a ser encontrado estava na primeira posição </text:span><text:span text:style-name="T24">a ser </text:span><text:span text:style-name="T18">verif</text:span><text:span text:style-name="T19">icada no vetor.</text:span></text:p>
      <text:p text:style-name="P13">Pior caso – <text:span text:style-name="T8">T</text:span><text:span text:style-name="T3">emos um comportamento bem diferente na saída dada pelo programa:</text:span></text:p>
      <text:p text:style-name="P19">Tempo de exec. da busca sequencial: 0.003<text:span text:style-name="T29">195</text:span>s</text:p>
      <text:p text:style-name="P19">Comparações feitas: 100000</text:p>
      <text:p text:style-name="P19">-1<text:span text:style-name="T28">0</text:span> está na posição -1</text:p>
      <text:p text:style-name="P19">-1 não está no vetor</text:p>
      <text:p text:style-name="P6">Percebe-se uma drástica diferença <text:span text:style-name="T21">no </text:span>número de comparações feitas e <text:span text:style-name="T22">n</text:span>o tempo de execução. Isso ocorre pois todos os elementos do vetor foram ver<text:span text:style-name="T20">i</text:span>ficados.</text:p>
      <text:p text:style-name="P14">II. Busca binária</text:p>
      <text:p text:style-name="P7">A busca binária é um algoritmo de busca que divide o vetor pela metade repetidamente até que se ache o valor desejado <text:span text:style-name="T23">(divisão e conquista)</text:span>.</text:p>
      <text:p text:style-name="P15">Melhor caso <text:span text:style-name="T31">e pior caso</text:span> – <text:span text:style-name="T3">T</text:span><text:span text:style-name="T6">emos a seguinte saída:</text:span></text:p>
      <text:p text:style-name="P21">Tempo de exec. da busca binária: 0.0000<text:span text:style-name="T49">01</text:span>s</text:p>
      <text:p text:style-name="P21">Comparações feitas: <text:span text:style-name="T30">17</text:span></text:p>
      <text:p text:style-name="P21">0 está na posição 0</text:p>
      <text:p text:style-name="P8">Foi considerado o pior caso para <text:span text:style-name="T48">a </text:span>execução deste algoritmo, pois a diferença entre e<text:span text:style-name="T52">sse e o melhor </text:span><text:span text:style-name="T53">caso</text:span><text:span text:style-name="T52"> é </text:span>de apenas uma comparação. Logo, podemos dizer que o melhor caso é aproximadamente igual ao pior caso, que no caso é de <text:span text:style-name="T51">floor</text:span>(log<text:span text:style-name="T32">2</text:span><text:span text:style-name="T33">(</text:span><text:span text:style-name="T34">n</text:span><text:span text:style-name="T33">)) </text:span><text:span text:style-name="T46">+ 1</text:span><text:span text:style-name="T33">. </text:span><text:span text:style-name="T35">Existe uma diferença brutal n</text:span><text:span text:style-name="T36">o número de comparações</text:span><text:span text:style-name="T35"> e tempo de execução entr</text:span><text:span text:style-name="T36">e</text:span><text:span text:style-name="T35"> a busca sequencial </text:span><text:span text:style-name="T42">ingênua</text:span><text:span text:style-name="T35"> e a busca binária. </text:span><text:span text:style-name="T36">No melhor caso possível, a busca sequencial é mais e</text:span><text:span text:style-name="T37">ficiente, tendo uma execução quase imediata com uma comparação. Entretanto, no pior caso possível, a busca binária se prova muito mais eficiente, </text:span><text:span text:style-name="T38">tanto no tempo de execução quanto no número de comparações</text:span><text:span text:style-name="T37">. </text:span><text:span text:style-name="T39">Portanto, p</text:span><text:span text:style-name="T40">ara um vetor ordenado, pode-se concluir que a melhor opção é utilizar a busca binária.</text:span></text:p>
      <text:p text:style-name="P16"><text:span text:style-name="T40">I</text:span><text:span text:style-name="T33">II. Inserti</text:span><text:span text:style-name="T41">on sort</text:span></text:p>
      <text:p text:style-name="P9"><text:span text:style-name="T41">O </text:span><text:span text:style-name="T33">insertion sort é um </text:span><text:span text:style-name="T44">a</text:span><text:span text:style-name="T43">lgoritmo de ordenação que “insere” valores em sub-vetores ordenados que pertencem ao vetor principal. </text:span><text:span text:style-name="T45">A inserção ocorre até que o vetor todo esteja ordenado.</text:span></text:p>
      <text:p text:style-name="P17"><text:span text:style-name="T45">M</text:span><text:span text:style-name="T33">elhor caso –</text:span><text:span text:style-name="T47"> Temos a seguinte saída:</text:span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Mono NF Medium" svg:font-family="'JetBrainsMono NF Medium'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83d27" officeooo:paragraph-rsid="00083d27" style:font-size-asian="13pt" style:font-size-complex="13pt"/>
    </style:style>
    <style:style style:name="MP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7c68c" officeooo:paragraph-rsid="0007c68c" style:font-size-asian="13pt" style:font-size-complex="13pt"/>
    </style:style>
    <style:style style:name="MP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3pt" officeooo:rsid="00316630" officeooo:paragraph-rsid="00316630" style:font-size-asian="13pt" style:font-size-complex="13pt"/>
    </style:style>
    <style:style style:name="MP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93001" officeooo:paragraph-rsid="00093001" style:font-size-asian="13pt" style:font-size-complex="13pt"/>
    </style:style>
    <style:style style:name="MT1" style:family="text">
      <style:text-properties officeooo:rsid="003019d7"/>
    </style:style>
    <style:style style:name="MT2" style:family="text">
      <style:text-properties officeooo:rsid="0038b2d7"/>
    </style:style>
    <style:style style:name="MT3" style:family="text">
      <style:text-properties style:font-name="Latin Modern Math" officeooo:rsid="008f90d5"/>
    </style:style>
    <style:style style:name="MT4" style:family="text">
      <style:text-properties style:font-name="Latin Modern Math" officeooo:rsid="009036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goritmos e Estruturas de Dados II – Relatório (Ordenação)</text:p>
        <text:p text:style-name="MP2">Caio Eduardo Ferreira de Miranda (GRR20232359<text:span text:style-name="MT1">)</text:span></text:p>
        <text:p text:style-name="MP3">Departamento de Informática – <text:span text:style-name="MT2">Universidade Federal do Paraná </text:span><text:span text:style-name="MT3">(</text:span><text:span text:style-name="MT4">UFPR</text:span><text:span text:style-name="MT3">)</text:span></text:p>
        <text:p text:style-name="MP4">Curitiba, Brasi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0:53:57.953011619</meta:creation-date>
    <dc:date>2023-09-28T10:22:52.883506188</dc:date>
    <meta:editing-duration>PT5H36M18S</meta:editing-duration>
    <meta:editing-cycles>140</meta:editing-cycles>
    <meta:generator>LibreOffice/7.5.6.2$Linux_X86_64 LibreOffice_project/50$Build-2</meta:generator>
    <meta:document-statistic meta:table-count="0" meta:image-count="0" meta:object-count="0" meta:page-count="1" meta:paragraph-count="28" meta:word-count="448" meta:character-count="2717" meta:non-whitespace-character-count="2290"/>
  </office:meta>
</office:document-meta>
</file>